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8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10º SIMULADO OAB 2012.1 REALIZADO EM </text:span></text:p>
      <text:p text:style-name="P1"><text:span text:style-name="T1">02 DE JULHO DE 2012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weight="bold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10º</text:span><text:span text:style-name="MT3"> Simulado OAB – julho/2012</text:span></text:p>
        <text:p text:style-name="MP7"><text:span text:style-name="MT4">Praia de Botafogo, 190, 8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39</meta:editing-cycles>
    <meta:print-date>2011-01-14T19:44:00</meta:print-date>
    <meta:creation-date>2012-05-02T18:59:00</meta:creation-date>
    <dc:date>2013-06-26T18:18:00</dc:date>
    <meta:editing-duration>PT23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0" meta:non-whitespace-character-count="586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